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0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1" style:family="paragraph" style:parent-style-name="Heading_20_3">
      <style:text-properties fo:font-variant="normal" fo:text-transform="none" fo:color="#3d464d" style:font-name="Open sans" fo:letter-spacing="normal" fo:font-style="normal" fo:font-weight="bold"/>
    </style:style>
    <style:style style:name="P12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fo:letter-spacing="normal" loext:padding="0cm" loext:border="none"/>
    </style:style>
    <style:style style:name="T6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7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1" text:outline-level="3">Mão na Massa</text:h>
      <text:p text:style-name="P1"><text:span text:style-name="Strong_20_Emphasis"><text:span text:style-name="T2">1)</text:span></text:span><text:span text:style-name="T1"> Crie a classe </text:span><text:span text:style-name="Source_20_Text"><text:span text:style-name="T3">LeitorDeArquivo</text:span></text:span><text:span text:style-name="T1"> com o código abaixo. Certifique-se de adicionar no cabeçalho do arquivo desta classe a diretiva </text:span><text:span text:style-name="Source_20_Text"><text:span text:style-name="T3">using System.IO;</text:span></text:span><text:span text:style-name="T1"> pois usaremos classes deste namespace:</text:span></text:p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4"> </text:span></text:span><text:span text:style-name="Source_20_Text"><text:span text:style-name="T8">LeitorDeArquivo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8">Arquivo</text:span></text:span><text:span text:style-name="Source_20_Text"><text:span text:style-name="T4"> </text:span></text:span><text:span text:style-name="Source_20_Text"><text:span text:style-name="T9">{</text:span></text:span><text:span text:style-name="Source_20_Text"><text:span text:style-name="T4"> </text:span></text:span><text:span text:style-name="Source_20_Text"><text:span text:style-name="T7">get</text:span></text:span><text:span text:style-name="Source_20_Text"><text:span text:style-name="T9">;</text:span></text:span><text:span text:style-name="Source_20_Text"><text:span text:style-name="T4"> </text:span></text:span><text:span text:style-name="Source_20_Text"><text:span text:style-name="T9">}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7">string</text:span></text:span><text:span text:style-name="Source_20_Text"><text:span text:style-name="T4"> arquivo</text:span></text:span><text:span text:style-name="Source_20_Text"><text:span text:style-name="T9">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8">Arquivo</text:span></text:span><text:span text:style-name="Source_20_Text"><text:span text:style-name="T4"> </text:span></text:span><text:span text:style-name="Source_20_Text"><text:span text:style-name="T9">=</text:span></text:span><text:span text:style-name="Source_20_Text"><text:span text:style-name="T4"> arquivo</text:span></text:span><text:span text:style-name="Source_20_Text"><text:span text:style-name="T9">;</text:span></text:span></text:p>
      <text:p text:style-name="P10"/>
      <text:p text:style-name="P9"><text:span text:style-name="Source_20_Text"><text:span text:style-name="T5"><text:s text:c="8"/></text:span></text:span><text:span text:style-name="Source_20_Text"><text:span text:style-name="T10">// throw new FileNotFoundException();</text:span></text:span></text:p>
      <text:p text:style-name="P9"><text:span text:style-name="Source_20_Text"><text:span text:style-name="T5"><text:s text:c="8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Abrindo arquivo: "</text:span></text:span><text:span text:style-name="Source_20_Text"><text:span text:style-name="T4"> </text:span></text:span><text:span text:style-name="Source_20_Text"><text:span text:style-name="T9">+</text:span></text:span><text:span text:style-name="Source_20_Text"><text:span text:style-name="T4"> arquivo</text:span></text:span><text:span text:style-name="Source_20_Text"><text:span text:style-name="T9">)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8">LerProximaLinha</text:span></text:span><text:span text:style-name="Source_20_Text"><text:span text:style-name="T9">(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Lendo linha. . ."</text:span></text:span><text:span text:style-name="Source_20_Text"><text:span text:style-name="T9">);</text:span></text:span></text:p>
      <text:p text:style-name="P10"/>
      <text:p text:style-name="P9"><text:span text:style-name="Source_20_Text"><text:span text:style-name="T5"><text:s text:c="8"/></text:span></text:span><text:span text:style-name="Source_20_Text"><text:span text:style-name="T10">// throw new IOException();</text:span></text:span></text:p>
      <text:p text:style-name="P9"><text:span text:style-name="Source_20_Text"><text:span text:style-name="T5"><text:s text:c="8"/></text:span></text:span><text:span text:style-name="Source_20_Text"><text:span text:style-name="T7">return</text:span></text:span><text:span text:style-name="Source_20_Text"><text:span text:style-name="T4"> </text:span></text:span><text:span text:style-name="Source_20_Text"><text:span text:style-name="T11">"Linha do arquivo"</text:span></text:span><text:span text:style-name="Source_20_Text"><text:span text:style-name="T9">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8">Fechar</text:span></text:span><text:span text:style-name="Source_20_Text"><text:span text:style-name="T9">(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Fechando arquivo."</text:span></text:span><text:span text:style-name="Source_20_Text"><text:span text:style-name="T9">)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2)</text:span></text:span><text:span text:style-name="T1"> Escreva o código de teste para esta classe:</text:span></text:p>
      <text:p text:style-name="P9"><text:span text:style-name="Source_20_Text"><text:span text:style-name="T7">private</text:span></text:span><text:span text:style-name="Source_20_Text"><text:span text:style-name="T4"> </text:span></text:span><text:span text:style-name="Source_20_Text"><text:span text:style-name="T7">static</text:span></text:span><text:span text:style-name="Source_20_Text"><text:span text:style-name="T4">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8">CarregarContas</text:span></text:span><text:span text:style-name="Source_20_Text"><text:span text:style-name="T9">()</text:span></text:span></text:p>
      <text:p text:style-name="P9"><text:soft-page-break/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8">LeitorDeArquivo</text:span></text:span><text:span text:style-name="Source_20_Text"><text:span text:style-name="T4"> leitor </text:span></text:span><text:span text:style-name="Source_20_Text"><text:span text:style-name="T9">=</text:span></text:span><text:span text:style-name="Source_20_Text"><text:span text:style-name="T4"> <text:s/>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11">"contas.txt"</text:span></text:span><text:span text:style-name="Source_20_Text"><text:span text:style-name="T9">);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Fechar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1"><text:span text:style-name="T1">Executando o método </text:span><text:span text:style-name="Source_20_Text"><text:span text:style-name="T3">CarregarContas()</text:span></text:span><text:span text:style-name="T1">, você encontrará a saída:</text:span></text:p>
      <text:p text:style-name="P9"><text:span text:style-name="Source_20_Text"><text:span text:style-name="T8">Abrindo</text:span></text:span><text:span text:style-name="Source_20_Text"><text:span text:style-name="T4"> arquivo</text:span></text:span><text:span text:style-name="Source_20_Text"><text:span text:style-name="T9">:</text:span></text:span><text:span text:style-name="Source_20_Text"><text:span text:style-name="T4"> contas</text:span></text:span><text:span text:style-name="Source_20_Text"><text:span text:style-name="T9">.</text:span></text:span><text:span text:style-name="Source_20_Text"><text:span text:style-name="T4">txt</text:span></text:span></text:p>
      <text:p text:style-name="P9"><text:span text:style-name="Source_20_Text"><text:span text:style-name="T8">Lendo</text:span></text:span><text:span text:style-name="Source_20_Text"><text:span text:style-name="T4"> linha</text:span></text:span><text:span text:style-name="Source_20_Text"><text:span text:style-name="T9">.</text:span></text:span><text:span text:style-name="Source_20_Text"><text:span text:style-name="T4"> </text:span></text:span><text:span text:style-name="Source_20_Text"><text:span text:style-name="T9">.</text:span></text:span><text:span text:style-name="Source_20_Text"><text:span text:style-name="T4"> </text:span></text:span><text:span text:style-name="Source_20_Text"><text:span text:style-name="T9">.</text:span></text:span></text:p>
      <text:p text:style-name="P9"><text:span text:style-name="Source_20_Text"><text:span text:style-name="T8">Lendo</text:span></text:span><text:span text:style-name="Source_20_Text"><text:span text:style-name="T4"> linha</text:span></text:span><text:span text:style-name="Source_20_Text"><text:span text:style-name="T9">.</text:span></text:span><text:span text:style-name="Source_20_Text"><text:span text:style-name="T4"> </text:span></text:span><text:span text:style-name="Source_20_Text"><text:span text:style-name="T9">.</text:span></text:span><text:span text:style-name="Source_20_Text"><text:span text:style-name="T4"> </text:span></text:span><text:span text:style-name="Source_20_Text"><text:span text:style-name="T9">.</text:span></text:span></text:p>
      <text:p text:style-name="P9"><text:span text:style-name="Source_20_Text"><text:span text:style-name="T8">Lendo</text:span></text:span><text:span text:style-name="Source_20_Text"><text:span text:style-name="T4"> linha</text:span></text:span><text:span text:style-name="Source_20_Text"><text:span text:style-name="T9">.</text:span></text:span><text:span text:style-name="Source_20_Text"><text:span text:style-name="T4"> </text:span></text:span><text:span text:style-name="Source_20_Text"><text:span text:style-name="T9">.</text:span></text:span><text:span text:style-name="Source_20_Text"><text:span text:style-name="T4"> </text:span></text:span><text:span text:style-name="Source_20_Text"><text:span text:style-name="T9">.</text:span></text:span></text:p>
      <text:p text:style-name="P9"><text:span text:style-name="Source_20_Text"><text:span text:style-name="T8">Fechando</text:span></text:span><text:span text:style-name="Source_20_Text"><text:span text:style-name="T4"> arquivo</text:span></text:span><text:span text:style-name="Source_20_Text"><text:span text:style-name="T9">.</text:span></text:span></text:p>
      <text:p text:style-name="P1"><text:span text:style-name="Strong_20_Emphasis"><text:span text:style-name="T2">3)</text:span></text:span><text:span text:style-name="T1"> Contudo, problemas acontecem. Não é sempre que conseguiremos ler o arquivo. Para simular isto, vamos lançar uma exceção do tipo </text:span><text:span text:style-name="Source_20_Text"><text:span text:style-name="T3">IOException</text:span></text:span><text:span text:style-name="T1"> em </text:span><text:span text:style-name="Source_20_Text"><text:span text:style-name="T3">LerProximaLinha</text:span></text:span><text:span text:style-name="T1">:</text:span></text:p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8">LerProximaLinha</text:span></text:span><text:span text:style-name="Source_20_Text"><text:span text:style-name="T9">(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Lendo linha. . ."</text:span></text:span><text:span text:style-name="Source_20_Text"><text:span text:style-name="T9">);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throw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IOException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7">return</text:span></text:span><text:span text:style-name="Source_20_Text"><text:span text:style-name="T4"> </text:span></text:span><text:span text:style-name="Source_20_Text"><text:span text:style-name="T11">"Linha do arquivo"</text:span></text:span><text:span text:style-name="Source_20_Text"><text:span text:style-name="T9">;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4)</text:span></text:span><text:span text:style-name="T1"> Com esta alteração feita, será necessário tratar a exceção em </text:span><text:span text:style-name="Source_20_Text"><text:span text:style-name="T3">CarregarContas</text:span></text:span><text:span text:style-name="T1">, pois é fundamental chamar o método </text:span><text:span text:style-name="Source_20_Text"><text:span text:style-name="T3">Fechar</text:span></text:span><text:span text:style-name="T1">:</text:span></text:p>
      <text:p text:style-name="P9"><text:span text:style-name="Source_20_Text"><text:span text:style-name="T8">LeitorDeArquivo</text:span></text:span><text:span text:style-name="Source_20_Text"><text:span text:style-name="T4"> leitor </text:span></text:span><text:span text:style-name="Source_20_Text"><text:span text:style-name="T9">=</text:span></text:span><text:span text:style-name="Source_20_Text"><text:span text:style-name="T4"> <text:s/>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11">"contas.txt"</text:span></text:span><text:span text:style-name="Source_20_Text"><text:span text:style-name="T9">);</text:span></text:span></text:p>
      <text:p text:style-name="P9"><text:span text:style-name="Source_20_Text"><text:span text:style-name="T7">try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oft-page-break/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Fechar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9"><text:span text:style-name="Source_20_Text"><text:span text:style-name="T7">catch</text:span></text:span><text:span text:style-name="Source_20_Text"><text:span text:style-name="T9">(</text:span></text:span><text:span text:style-name="Source_20_Text"><text:span text:style-name="T8">IOException</text:span></text:span><text:span text:style-name="Source_20_Text"><text:span text:style-name="T4"> e</text:span></text:span><text:span text:style-name="Source_20_Text"><text:span text:style-name="T9">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Fechar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Exceção do tipo IOException capturada e tratada."</text:span></text:span><text:span text:style-name="Source_20_Text"><text:span text:style-name="T9">);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5)</text:span></text:span><text:span text:style-name="T1"> Podemos evitar esta duplicação do código </text:span><text:span text:style-name="Source_20_Text"><text:span text:style-name="T3">leitor.Fechar()</text:span></text:span><text:span text:style-name="T1">, onde temos um código que </text:span><text:span text:style-name="Strong_20_Emphasis"><text:span text:style-name="T2">deve ser executado ao fim do try e ao fim do catch</text:span></text:span><text:span text:style-name="T1">, quando houver uma exceção, podemos usar o </text:span><text:span text:style-name="Source_20_Text"><text:span text:style-name="T3">finally</text:span></text:span><text:span text:style-name="T1">:</text:span></text:p>
      <text:p text:style-name="P9"><text:span text:style-name="Source_20_Text"><text:span text:style-name="T8">LeitorDeArquivo</text:span></text:span><text:span text:style-name="Source_20_Text"><text:span text:style-name="T4"> leitor </text:span></text:span><text:span text:style-name="Source_20_Text"><text:span text:style-name="T9">=</text:span></text:span><text:span text:style-name="Source_20_Text"><text:span text:style-name="T4"> <text:s/>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11">"contas.txt"</text:span></text:span><text:span text:style-name="Source_20_Text"><text:span text:style-name="T9">);</text:span></text:span></text:p>
      <text:p text:style-name="P9"><text:span text:style-name="Source_20_Text"><text:span text:style-name="T7">try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9"><text:span text:style-name="Source_20_Text"><text:span text:style-name="T7">catch</text:span></text:span><text:span text:style-name="Source_20_Text"><text:span text:style-name="T9">(</text:span></text:span><text:span text:style-name="Source_20_Text"><text:span text:style-name="T8">IOException</text:span></text:span><text:span text:style-name="Source_20_Text"><text:span text:style-name="T4"> e</text:span></text:span><text:span text:style-name="Source_20_Text"><text:span text:style-name="T9">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Exceção do tipo IOException capturada e tratada."</text:span></text:span><text:span text:style-name="Source_20_Text"><text:span text:style-name="T9">);</text:span></text:span></text:p>
      <text:p text:style-name="P9"><text:span text:style-name="Source_20_Text"><text:span text:style-name="T9">}</text:span></text:span></text:p>
      <text:p text:style-name="P9"><text:span text:style-name="Source_20_Text"><text:span text:style-name="T7">finally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Fechar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1"><text:soft-page-break/><text:span text:style-name="Strong_20_Emphasis"><text:span text:style-name="T2">6)</text:span></text:span><text:span text:style-name="T1"> Existem outras exceções em potencial na leitura de arquivos, como quando o arquivo não é encontrado. Vamos simular isto através da alteração no construtor da classe </text:span><text:span text:style-name="Source_20_Text"><text:span text:style-name="T3">LeitorDeArquivo</text:span></text:span><text:span text:style-name="T1">:</text:span></text:p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7">string</text:span></text:span><text:span text:style-name="Source_20_Text"><text:span text:style-name="T4"> arquivo</text:span></text:span><text:span text:style-name="Source_20_Text"><text:span text:style-name="T9">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8">Arquivo</text:span></text:span><text:span text:style-name="Source_20_Text"><text:span text:style-name="T4"> </text:span></text:span><text:span text:style-name="Source_20_Text"><text:span text:style-name="T9">=</text:span></text:span><text:span text:style-name="Source_20_Text"><text:span text:style-name="T4"> arquivo</text:span></text:span><text:span text:style-name="Source_20_Text"><text:span text:style-name="T9">;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throw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FileNotFoundException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Abrindo arquivo: "</text:span></text:span><text:span text:style-name="Source_20_Text"><text:span text:style-name="T4"> </text:span></text:span><text:span text:style-name="Source_20_Text"><text:span text:style-name="T9">+</text:span></text:span><text:span text:style-name="Source_20_Text"><text:span text:style-name="T4"> arquivo</text:span></text:span><text:span text:style-name="Source_20_Text"><text:span text:style-name="T9">);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7)</text:span></text:span><text:span text:style-name="T1"> Agora será necessário mover a instanciação desta classe para dentro do bloco </text:span><text:span text:style-name="Source_20_Text"><text:span text:style-name="T3">try</text:span></text:span><text:span text:style-name="T1">:</text:span></text:p>
      <text:p text:style-name="P9"><text:span text:style-name="Source_20_Text"><text:span text:style-name="T8">LeitorDeArquivo</text:span></text:span><text:span text:style-name="Source_20_Text"><text:span text:style-name="T4"> leitor </text:span></text:span><text:span text:style-name="Source_20_Text"><text:span text:style-name="T9">=</text:span></text:span><text:span text:style-name="Source_20_Text"><text:span text:style-name="T4"> </text:span></text:span><text:span text:style-name="Source_20_Text"><text:span text:style-name="T7">null</text:span></text:span><text:span text:style-name="Source_20_Text"><text:span text:style-name="T9">;</text:span></text:span></text:p>
      <text:p text:style-name="P9"><text:span text:style-name="Source_20_Text"><text:span text:style-name="T7">try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 </text:span></text:span><text:span text:style-name="Source_20_Text"><text:span text:style-name="T9">=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11">"contas.txt"</text:span></text:span><text:span text:style-name="Source_20_Text"><text:span text:style-name="T9">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9"><text:span text:style-name="Source_20_Text"><text:span text:style-name="T7">catch</text:span></text:span><text:span text:style-name="Source_20_Text"><text:span text:style-name="T9">(</text:span></text:span><text:span text:style-name="Source_20_Text"><text:span text:style-name="T8">IOException</text:span></text:span><text:span text:style-name="Source_20_Text"><text:span text:style-name="T4"> e</text:span></text:span><text:span text:style-name="Source_20_Text"><text:span text:style-name="T9">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Exceção do tipo IOException capturada e tratada."</text:span></text:span><text:span text:style-name="Source_20_Text"><text:span text:style-name="T9">);</text:span></text:span></text:p>
      <text:p text:style-name="P9"><text:span text:style-name="Source_20_Text"><text:span text:style-name="T9">}</text:span></text:span></text:p>
      <text:p text:style-name="P9"><text:span text:style-name="Source_20_Text"><text:span text:style-name="T7">finally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Fechar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1"><text:soft-page-break/><text:span text:style-name="Strong_20_Emphasis"><text:span text:style-name="T2">8)</text:span></text:span><text:span text:style-name="T1"> Mas, executar este código nos trará problemas. A tentativa de atribuição na variável </text:span><text:span text:style-name="Source_20_Text"><text:span text:style-name="T3">leitor</text:span></text:span><text:span text:style-name="T1"> irá gerar uma exceção e, no bloco finally, encontraremos uma referência nula. Devemos verificar isto:</text:span></text:p>
      <text:p text:style-name="P9"><text:span text:style-name="Source_20_Text"><text:span text:style-name="T7">finally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7">if</text:span></text:span><text:span text:style-name="Source_20_Text"><text:span text:style-name="T9">(</text:span></text:span><text:span text:style-name="Source_20_Text"><text:span text:style-name="T4">leitor </text:span></text:span><text:span text:style-name="Source_20_Text"><text:span text:style-name="T9">!=</text:span></text:span><text:span text:style-name="Source_20_Text"><text:span text:style-name="T4"> </text:span></text:span><text:span text:style-name="Source_20_Text"><text:span text:style-name="T7">null</text:span></text:span><text:span text:style-name="Source_20_Text"><text:span text:style-name="T9">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Fechar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9)</text:span></text:span><text:span text:style-name="T1"> Nada legal esse código, né? Como a única função de nosso try/catch/finally é ter certeza de que o método </text:span><text:span text:style-name="Source_20_Text"><text:span text:style-name="T3">Fechar</text:span></text:span><text:span text:style-name="T1"> de nosso recurso foi invocado, podemos trocar o que escrevemos com o bloco </text:span><text:span text:style-name="Source_20_Text"><text:span text:style-name="T3">using</text:span></text:span><text:span text:style-name="T1">:</text:span></text:p>
      <text:p text:style-name="P9"><text:span text:style-name="Source_20_Text"><text:span text:style-name="T7">using</text:span></text:span><text:span text:style-name="Source_20_Text"><text:span text:style-name="T9">(</text:span></text:span><text:span text:style-name="Source_20_Text"><text:span text:style-name="T8">LeitorDeArquivo</text:span></text:span><text:span text:style-name="Source_20_Text"><text:span text:style-name="T4"> leitor </text:span></text:span><text:span text:style-name="Source_20_Text"><text:span text:style-name="T9">=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11">"contas.txt"</text:span></text:span><text:span text:style-name="Source_20_Text"><text:span text:style-name="T9">)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5"><text:s text:c="4"/></text:span></text:span><text:span text:style-name="Source_20_Text"><text:span text:style-name="T4">leitor</text:span></text:span><text:span text:style-name="Source_20_Text"><text:span text:style-name="T9">.</text:span></text:span><text:span text:style-name="Source_20_Text"><text:span text:style-name="T8">LerProximaLinha</text:span></text:span><text:span text:style-name="Source_20_Text"><text:span text:style-name="T9">();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10)</text:span></text:span><text:span text:style-name="T1"> O bloco </text:span><text:span text:style-name="Source_20_Text"><text:span text:style-name="T3">using</text:span></text:span><text:span text:style-name="T1"> é um açúcar sintático para nosso código escrito no try/finally. Mas, o bloco </text:span><text:span text:style-name="Source_20_Text"><text:span text:style-name="T3">using</text:span></text:span><text:span text:style-name="T1">não conhece o método </text:span><text:span text:style-name="Source_20_Text"><text:span text:style-name="T3">Fechar</text:span></text:span><text:span text:style-name="T1">, apenas o método </text:span><text:span text:style-name="Source_20_Text"><text:span text:style-name="T3">Dispose</text:span></text:span><text:span text:style-name="T1"> da interface </text:span><text:span text:style-name="Source_20_Text"><text:span text:style-name="T3">IDisposable</text:span></text:span><text:span text:style-name="T1">. Por isto, vamos alterar a classe </text:span><text:span text:style-name="Source_20_Text"><text:span text:style-name="T3">LeitorDeArquivo</text:span></text:span><text:span text:style-name="T1"> e implementar esta interface:</text:span></text:p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4"> </text:span></text:span><text:span text:style-name="Source_20_Text"><text:span text:style-name="T9">:</text:span></text:span><text:span text:style-name="Source_20_Text"><text:span text:style-name="T4"> </text:span></text:span><text:span text:style-name="Source_20_Text"><text:span text:style-name="T8">IDisposable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8">Arquivo</text:span></text:span><text:span text:style-name="Source_20_Text"><text:span text:style-name="T4"> </text:span></text:span><text:span text:style-name="Source_20_Text"><text:span text:style-name="T9">{</text:span></text:span><text:span text:style-name="Source_20_Text"><text:span text:style-name="T4"> </text:span></text:span><text:span text:style-name="Source_20_Text"><text:span text:style-name="T7">get</text:span></text:span><text:span text:style-name="Source_20_Text"><text:span text:style-name="T9">;</text:span></text:span><text:span text:style-name="Source_20_Text"><text:span text:style-name="T4"> </text:span></text:span><text:span text:style-name="Source_20_Text"><text:span text:style-name="T9">}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8">LeitorDeArquivo</text:span></text:span><text:span text:style-name="Source_20_Text"><text:span text:style-name="T9">(</text:span></text:span><text:span text:style-name="Source_20_Text"><text:span text:style-name="T7">string</text:span></text:span><text:span text:style-name="Source_20_Text"><text:span text:style-name="T4"> arquivo</text:span></text:span><text:span text:style-name="Source_20_Text"><text:span text:style-name="T9">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8">Arquivo</text:span></text:span><text:span text:style-name="Source_20_Text"><text:span text:style-name="T4"> </text:span></text:span><text:span text:style-name="Source_20_Text"><text:span text:style-name="T9">=</text:span></text:span><text:span text:style-name="Source_20_Text"><text:span text:style-name="T4"> arquivo</text:span></text:span><text:span text:style-name="Source_20_Text"><text:span text:style-name="T9">;</text:span></text:span></text:p>
      <text:p text:style-name="P10"/>
      <text:p text:style-name="P9"><text:soft-page-break/><text:span text:style-name="Source_20_Text"><text:span text:style-name="T5"><text:s text:c="8"/></text:span></text:span><text:span text:style-name="Source_20_Text"><text:span text:style-name="T10">// throw new FileNotFoundException();</text:span></text:span></text:p>
      <text:p text:style-name="P9"><text:span text:style-name="Source_20_Text"><text:span text:style-name="T5"><text:s text:c="8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Abrindo arquivo: "</text:span></text:span><text:span text:style-name="Source_20_Text"><text:span text:style-name="T4"> </text:span></text:span><text:span text:style-name="Source_20_Text"><text:span text:style-name="T9">+</text:span></text:span><text:span text:style-name="Source_20_Text"><text:span text:style-name="T4"> arquivo</text:span></text:span><text:span text:style-name="Source_20_Text"><text:span text:style-name="T9">)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8">LerProximaLinha</text:span></text:span><text:span text:style-name="Source_20_Text"><text:span text:style-name="T9">(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Lendo linha. . ."</text:span></text:span><text:span text:style-name="Source_20_Text"><text:span text:style-name="T9">);</text:span></text:span></text:p>
      <text:p text:style-name="P10"/>
      <text:p text:style-name="P9"><text:span text:style-name="Source_20_Text"><text:span text:style-name="T5"><text:s text:c="8"/></text:span></text:span><text:span text:style-name="Source_20_Text"><text:span text:style-name="T10">// throw new IOException();</text:span></text:span></text:p>
      <text:p text:style-name="P9"><text:span text:style-name="Source_20_Text"><text:span text:style-name="T5"><text:s text:c="8"/></text:span></text:span><text:span text:style-name="Source_20_Text"><text:span text:style-name="T7">return</text:span></text:span><text:span text:style-name="Source_20_Text"><text:span text:style-name="T4"> </text:span></text:span><text:span text:style-name="Source_20_Text"><text:span text:style-name="T11">"Linha do arquivo"</text:span></text:span><text:span text:style-name="Source_20_Text"><text:span text:style-name="T9">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10"/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8">Fechar</text:span></text:span><text:span text:style-name="Source_20_Text"><text:span text:style-name="T9">(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Fechando arquivo."</text:span></text:span><text:span text:style-name="Source_20_Text"><text:span text:style-name="T9">)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9"><text:span text:style-name="Source_20_Text"><text:span text:style-name="T9">}</text:span></text:span></text:p>
      <text:p text:style-name="P1"><text:span text:style-name="Strong_20_Emphasis"><text:span text:style-name="T2">11)</text:span></text:span><text:span text:style-name="T1"> Troque o nome do método </text:span><text:span text:style-name="Source_20_Text"><text:span text:style-name="T3">Fechar</text:span></text:span><text:span text:style-name="T1"> para </text:span><text:span text:style-name="Source_20_Text"><text:span text:style-name="T3">Dispose</text:span></text:span><text:span text:style-name="T1">:</text:span></text:p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8">Fechar</text:span></text:span><text:span text:style-name="Source_20_Text"><text:span text:style-name="T9">()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8">Console</text:span></text:span><text:span text:style-name="Source_20_Text"><text:span text:style-name="T9">.</text:span></text:span><text:span text:style-name="Source_20_Text"><text:span text:style-name="T8">WriteLine</text:span></text:span><text:span text:style-name="Source_20_Text"><text:span text:style-name="T9">(</text:span></text:span><text:span text:style-name="Source_20_Text"><text:span text:style-name="T11">"Fechando arquivo."</text:span></text:span><text:span text:style-name="Source_20_Text"><text:span text:style-name="T9">);</text:span></text:span></text:p>
      <text:p text:style-name="P9"><text:span text:style-name="Source_20_Text"><text:span text:style-name="T9">}</text:span></text:span></text:p>
      <text:p text:style-name="Standard"><text:tab/><text:tab/></text:p>
      <text:p text:style-name="Standard"/>
      <text:p text:style-name="Standard"/>
      <text:p text:style-name="Standard"><text:tab/><text:tab/><text:tab/><text:span text:style-name="T6">Permitindo Coleta de Referências</text:span> </text:p>
      <text:p text:style-name="Standard"/>
      <text:p text:style-name="P1"><text:span text:style-name="T1">ocê está criando uma classe chamada </text:span><text:span text:style-name="Source_20_Text"><text:span text:style-name="T3">Data</text:span></text:span><text:span text:style-name="T1">, que inclui um dicionário chamado </text:span><text:span text:style-name="Source_20_Text"><text:span text:style-name="T3">data</text:span></text:span><text:span text:style-name="T1">. Você precisa permitir que o coletor de lixo colete as referências do objeto </text:span><text:span text:style-name="Source_20_Text"><text:span text:style-name="T3">data</text:span></text:span><text:span text:style-name="T1">. Como você completaria as lacunas abaixo?</text:span></text:p>
      <text:p text:style-name="P1"><text:span text:style-name="Strong_20_Emphasis"><text:span text:style-name="T2">Opções disponíveis:</text:span></text:span></text:p>
      <text:p text:style-name="P6">1)</text:p>
      <text:p text:style-name="P9"><text:soft-page-break/><text:span text:style-name="Source_20_Text"><text:span text:style-name="T7">static</text:span></text:span><text:span text:style-name="Source_20_Text"><text:span text:style-name="T4"> </text:span></text:span><text:span text:style-name="Source_20_Text"><text:span text:style-name="T8">Dictionary</text:span></text:span><text:span text:style-name="Source_20_Text"><text:span text:style-name="T9">&lt;</text:span></text:span><text:span text:style-name="Source_20_Text"><text:span text:style-name="T7">int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8">WeakReference</text:span></text:span><text:span text:style-name="Source_20_Text"><text:span text:style-name="T9">&gt;</text:span></text:span><text:span text:style-name="Source_20_Text"><text:span text:style-name="T4"> _data </text:span></text:span><text:span text:style-name="Source_20_Text"><text:span text:style-name="T9">=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Dictionary</text:span></text:span><text:span text:style-name="Source_20_Text"><text:span text:style-name="T9">&lt;</text:span></text:span><text:span text:style-name="Source_20_Text"><text:span text:style-name="T7">int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8">WeakReference</text:span></text:span><text:span text:style-name="Source_20_Text"><text:span text:style-name="T9">&gt;();</text:span></text:span></text:p>
      <text:p text:style-name="P6">2)</text:p>
      <text:p text:style-name="P9"><text:span text:style-name="Source_20_Text"><text:span text:style-name="T7">static</text:span></text:span><text:span text:style-name="Source_20_Text"><text:span text:style-name="T4"> </text:span></text:span><text:span text:style-name="Source_20_Text"><text:span text:style-name="T8">Dictionary</text:span></text:span><text:span text:style-name="Source_20_Text"><text:span text:style-name="T9">&lt;</text:span></text:span><text:span text:style-name="Source_20_Text"><text:span text:style-name="T7">int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7">int</text:span></text:span><text:span text:style-name="Source_20_Text"><text:span text:style-name="T9">&gt;</text:span></text:span><text:span text:style-name="Source_20_Text"><text:span text:style-name="T4"> _data </text:span></text:span><text:span text:style-name="Source_20_Text"><text:span text:style-name="T9">=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Dictionary</text:span></text:span><text:span text:style-name="Source_20_Text"><text:span text:style-name="T9">&lt;</text:span></text:span><text:span text:style-name="Source_20_Text"><text:span text:style-name="T7">int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7">int</text:span></text:span><text:span text:style-name="Source_20_Text"><text:span text:style-name="T9">&gt;();</text:span></text:span></text:p>
      <text:p text:style-name="P6">3)</text:p>
      <text:p text:style-name="P9"><text:span text:style-name="Source_20_Text"><text:span text:style-name="T4">_data</text:span></text:span><text:span text:style-name="Source_20_Text"><text:span text:style-name="T9">.</text:span></text:span><text:span text:style-name="Source_20_Text"><text:span text:style-name="T8">Add</text:span></text:span><text:span text:style-name="Source_20_Text"><text:span text:style-name="T9">(</text:span></text:span><text:span text:style-name="Source_20_Text"><text:span text:style-name="T4">i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WeakReference</text:span></text:span><text:span text:style-name="Source_20_Text"><text:span text:style-name="T9">(</text:span></text:span><text:span text:style-name="Source_20_Text"><text:span text:style-name="T7">new</text:span></text:span><text:span text:style-name="Source_20_Text"><text:span text:style-name="T4"> </text:span></text:span><text:span text:style-name="Source_20_Text"><text:span text:style-name="T8">Class</text:span></text:span><text:span text:style-name="Source_20_Text"><text:span text:style-name="T9">(</text:span></text:span><text:span text:style-name="Source_20_Text"><text:span text:style-name="T4">i </text:span></text:span><text:span text:style-name="Source_20_Text"><text:span text:style-name="T9">*</text:span></text:span><text:span text:style-name="Source_20_Text"><text:span text:style-name="T4"> </text:span></text:span><text:span text:style-name="Source_20_Text"><text:span text:style-name="T12">2</text:span></text:span><text:span text:style-name="Source_20_Text"><text:span text:style-name="T9">),</text:span></text:span><text:span text:style-name="Source_20_Text"><text:span text:style-name="T4"> </text:span></text:span><text:span text:style-name="Source_20_Text"><text:span text:style-name="T7">false</text:span></text:span><text:span text:style-name="Source_20_Text"><text:span text:style-name="T9">));</text:span></text:span></text:p>
      <text:p text:style-name="P6">4)</text:p>
      <text:p text:style-name="P9"><text:span text:style-name="Source_20_Text"><text:span text:style-name="T4">_data</text:span></text:span><text:span text:style-name="Source_20_Text"><text:span text:style-name="T9">.</text:span></text:span><text:span text:style-name="Source_20_Text"><text:span text:style-name="T8">Add</text:span></text:span><text:span text:style-name="Source_20_Text"><text:span text:style-name="T9">(</text:span></text:span><text:span text:style-name="Source_20_Text"><text:span text:style-name="T4">i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8">Int32</text:span></text:span><text:span text:style-name="Source_20_Text"><text:span text:style-name="T9">)(</text:span></text:span><text:span text:style-name="Source_20_Text"><text:span text:style-name="T4">i </text:span></text:span><text:span text:style-name="Source_20_Text"><text:span text:style-name="T9">*</text:span></text:span><text:span text:style-name="Source_20_Text"><text:span text:style-name="T4"> </text:span></text:span><text:span text:style-name="Source_20_Text"><text:span text:style-name="T12">2</text:span></text:span><text:span text:style-name="Source_20_Text"><text:span text:style-name="T9">));</text:span></text:span></text:p>
      <text:p text:style-name="P1"><text:span text:style-name="Strong_20_Emphasis"><text:span text:style-name="T2">Código para completar:</text:span></text:span></text:p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4"> </text:span></text:span><text:span text:style-name="Source_20_Text"><text:span text:style-name="T8">Data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9">[</text:span></text:span><text:span text:style-name="Source_20_Text"><text:span text:style-name="T4">LACUNA </text:span></text:span><text:span text:style-name="Source_20_Text"><text:span text:style-name="T12">1</text:span></text:span><text:span text:style-name="Source_20_Text"><text:span text:style-name="T9">]</text:span></text:span></text:p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8">Data</text:span></text:span><text:span text:style-name="Source_20_Text"><text:span text:style-name="T9">(</text:span></text:span><text:span text:style-name="Source_20_Text"><text:span text:style-name="T7">int</text:span></text:span><text:span text:style-name="Source_20_Text"><text:span text:style-name="T4"> count</text:span></text:span><text:span text:style-name="Source_20_Text"><text:span text:style-name="T9">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7">for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7">int</text:span></text:span><text:span text:style-name="Source_20_Text"><text:span text:style-name="T4"> i </text:span></text:span><text:span text:style-name="Source_20_Text"><text:span text:style-name="T9">=</text:span></text:span><text:span text:style-name="Source_20_Text"><text:span text:style-name="T4"> </text:span></text:span><text:span text:style-name="Source_20_Text"><text:span text:style-name="T12">0</text:span></text:span><text:span text:style-name="Source_20_Text"><text:span text:style-name="T9">;</text:span></text:span><text:span text:style-name="Source_20_Text"><text:span text:style-name="T4"> i </text:span></text:span><text:span text:style-name="Source_20_Text"><text:span text:style-name="T9">&lt;</text:span></text:span><text:span text:style-name="Source_20_Text"><text:span text:style-name="T4"> count</text:span></text:span><text:span text:style-name="Source_20_Text"><text:span text:style-name="T9">;</text:span></text:span><text:span text:style-name="Source_20_Text"><text:span text:style-name="T4"> i</text:span></text:span><text:span text:style-name="Source_20_Text"><text:span text:style-name="T9">++)</text:span></text:span></text:p>
      <text:p text:style-name="P9"><text:span text:style-name="Source_20_Text"><text:span text:style-name="T5"><text:s text:c="8"/></text:span></text:span><text:span text:style-name="Source_20_Text"><text:span text:style-name="T9">{</text:span></text:span></text:p>
      <text:p text:style-name="P9"><text:span text:style-name="Source_20_Text"><text:span text:style-name="T5"><text:s text:c="12"/></text:span></text:span><text:span text:style-name="Source_20_Text"><text:span text:style-name="T9">[</text:span></text:span><text:span text:style-name="Source_20_Text"><text:span text:style-name="T4">LACUNA </text:span></text:span><text:span text:style-name="Source_20_Text"><text:span text:style-name="T12">2</text:span></text:span><text:span text:style-name="Source_20_Text"><text:span text:style-name="T9">]</text:span></text:span></text:p>
      <text:p text:style-name="P9"><text:span text:style-name="Source_20_Text"><text:span text:style-name="T5"><text:s text:c="8"/></text:span></text:span><text:span text:style-name="Source_20_Text"><text:span text:style-name="T9">}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9"><text:span text:style-name="Source_20_Text"><text:span text:style-name="T9">}</text:span></text:span></text:p>
      <text:p text:style-name="P10"/>
      <text:p text:style-name="P9"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4"> </text:span></text:span><text:span text:style-name="Source_20_Text"><text:span text:style-name="T8">MinhaClasse</text:span></text:span></text:p>
      <text:p text:style-name="P9"><text:span text:style-name="Source_20_Text"><text:span text:style-name="T9">{</text:span></text:span></text:p>
      <text:p text:style-name="P9"><text:span text:style-name="Source_20_Text"><text:span text:style-name="T5"><text:s text:c="4"/></text:span></text:span><text:span text:style-name="Source_20_Text"><text:span text:style-name="T7">private</text:span></text:span><text:span text:style-name="Source_20_Text"><text:span text:style-name="T4"> </text:span></text:span><text:span text:style-name="Source_20_Text"><text:span text:style-name="T7">readonly</text:span></text:span><text:span text:style-name="Source_20_Text"><text:span text:style-name="T4"> </text:span></text:span><text:span text:style-name="Source_20_Text"><text:span text:style-name="T7">int</text:span></text:span><text:span text:style-name="Source_20_Text"><text:span text:style-name="T4"> numero</text:span></text:span><text:span text:style-name="Source_20_Text"><text:span text:style-name="T9">;</text:span></text:span></text:p>
      <text:p text:style-name="P9"><text:span text:style-name="Source_20_Text"><text:span text:style-name="T5"><text:s text:c="4"/></text:span></text:span><text:span text:style-name="Source_20_Text"><text:span text:style-name="T7">public</text:span></text:span><text:span text:style-name="Source_20_Text"><text:span text:style-name="T4"> </text:span></text:span><text:span text:style-name="Source_20_Text"><text:span text:style-name="T8">MinhaClasse</text:span></text:span><text:span text:style-name="Source_20_Text"><text:span text:style-name="T9">(</text:span></text:span><text:span text:style-name="Source_20_Text"><text:span text:style-name="T7">int</text:span></text:span><text:span text:style-name="Source_20_Text"><text:span text:style-name="T4"> numero</text:span></text:span><text:span text:style-name="Source_20_Text"><text:span text:style-name="T9">)</text:span></text:span></text:p>
      <text:p text:style-name="P9"><text:span text:style-name="Source_20_Text"><text:span text:style-name="T5"><text:s text:c="4"/></text:span></text:span><text:span text:style-name="Source_20_Text"><text:span text:style-name="T9">{</text:span></text:span></text:p>
      <text:p text:style-name="P9"><text:span text:style-name="Source_20_Text"><text:span text:style-name="T5"><text:s text:c="8"/></text:span></text:span><text:span text:style-name="Source_20_Text"><text:span text:style-name="T7">this</text:span></text:span><text:span text:style-name="Source_20_Text"><text:span text:style-name="T9">.</text:span></text:span><text:span text:style-name="Source_20_Text"><text:span text:style-name="T4">numero </text:span></text:span><text:span text:style-name="Source_20_Text"><text:span text:style-name="T9">=</text:span></text:span><text:span text:style-name="Source_20_Text"><text:span text:style-name="T4"> numero</text:span></text:span><text:span text:style-name="Source_20_Text"><text:span text:style-name="T9">;</text:span></text:span></text:p>
      <text:p text:style-name="P9"><text:span text:style-name="Source_20_Text"><text:span text:style-name="T5"><text:s text:c="4"/></text:span></text:span><text:span text:style-name="Source_20_Text"><text:span text:style-name="T9">}</text:span></text:span></text:p>
      <text:p text:style-name="P9"><text:span text:style-name="Source_20_Text"><text:span text:style-name="T9">}</text:span></text:span></text:p>
      <text:h text:style-name="P12" text:outline-level="1"><text:soft-page-break/>Gerenciar o ciclo de vida do objeto</text:h>
      <text:list xml:id="list1778215792" text:style-name="L1">
        <text:list-item>
          <text:p text:style-name="P2"><text:span text:style-name="T1">O .NET possui um mecanismo sofisticado de coleta de lixo (</text:span><text:span text:style-name="Emphasis"><text:span text:style-name="T2">Garbage Collector</text:span></text:span><text:span text:style-name="T1">)</text:span></text:p>
        </text:list-item>
        <text:list-item>
          <text:p text:style-name="P2"><text:span text:style-name="T1">Não é possível ter certeza de </text:span><text:span text:style-name="Emphasis"><text:span text:style-name="T2">quando</text:span></text:span><text:span text:style-name="T1"> um objeto será removido da memória</text:span></text:p>
        </text:list-item>
        <text:list-item>
          <text:p text:style-name="P4">Programadores devem ter cuidado ao trabalhar com objetos que contém referências a recursos</text:p>
        </text:list-item>
        <text:list-item>
          <text:p text:style-name="P4">Entre os "recursos" que precisam ser liberados estão:</text:p>
          <text:list>
            <text:list-item>
              <text:p text:style-name="P4">Recursos gerenciados</text:p>
            </text:list-item>
            <text:list-item>
              <text:p text:style-name="P4">Recursos não-gerenciados</text:p>
            </text:list-item>
          </text:list>
        </text:list-item>
        <text:list-item>
          <text:p text:style-name="P4">Recursos gerenciados: objetos criados com .NET e mantidos na "memória gerenciada" do .NET.</text:p>
        </text:list-item>
        <text:list-item>
          <text:p text:style-name="P2"><text:span text:style-name="T1">Recursos não-gerenciados: objetos criados com tecnologias </text:span><text:span text:style-name="Strong_20_Emphasis"><text:span text:style-name="T2">não-.NET</text:span></text:span><text:span text:style-name="T1">, como COM, C++, dlls do sistema operacional, etc., como arquivos, conexões de rede, etc.</text:span></text:p>
        </text:list-item>
        <text:list-item>
          <text:p text:style-name="P7"><text:span text:style-name="T1">A interface </text:span><text:span text:style-name="Source_20_Text"><text:span text:style-name="T3">IDisposable</text:span></text:span><text:span text:style-name="T1"> e o </text:span><text:span text:style-name="Strong_20_Emphasis"><text:span text:style-name="T2">padrão Dispose</text:span></text:span><text:span text:style-name="T1"> ajudam a criar um processo de descarte de objetos mais eficiente e padronizado.</text:span></text:p>
        </text:list-item>
      </text:list>
      <text:p text:style-name="Standard"/>
      <text:p text:style-name="Standard"><text:tab/><text:tab/><text:tab/><text:span text:style-name="T6">O que aprendemos?</text:span> </text:p>
      <text:p text:style-name="Standard"/>
      <text:list xml:id="list1174059028" text:style-name="L2">
        <text:list-item>
          <text:p text:style-name="P5">O Padrão Dispose</text:p>
        </text:list-item>
        <text:list-item>
          <text:p text:style-name="P5">Liberando Recursos Não Gerenciados</text:p>
          <text:list>
            <text:list-item>
              <text:p text:style-name="P5">Lidando com manipulador de janela do Notepad</text:p>
            </text:list-item>
            <text:list-item>
              <text:p text:style-name="P5">Liberando recurso não-gerenciados</text:p>
            </text:list-item>
          </text:list>
        </text:list-item>
        <text:list-item>
          <text:p text:style-name="P5">Liberando Recursos Gerenciados</text:p>
          <text:list>
            <text:list-item>
              <text:p text:style-name="P3"><text:span text:style-name="T1">Implementando a interfae </text:span><text:span text:style-name="Source_20_Text"><text:span text:style-name="T3">IDisposable</text:span></text:span></text:p>
            </text:list-item>
            <text:list-item>
              <text:p text:style-name="P3"><text:span text:style-name="T1">Liberando recursos do objeto </text:span><text:span text:style-name="Source_20_Text"><text:span text:style-name="T3">MensageiroNotepad</text:span></text:span><text:span text:style-name="T1"> com o método </text:span><text:span text:style-name="Source_20_Text"><text:span text:style-name="T3">Dispose()</text:span></text:span></text:p>
            </text:list-item>
            <text:list-item>
              <text:p text:style-name="P5">Testando (e falhando) na abertura de arquivo sucessivas vezes sem antes liberado os recursos</text:p>
            </text:list-item>
          </text:list>
        </text:list-item>
        <text:list-item>
          <text:p text:style-name="P5">A Instrução Using</text:p>
          <text:list>
            <text:list-item>
              <text:p text:style-name="P8"><text:span text:style-name="T1">Usando </text:span><text:span text:style-name="Source_20_Text"><text:span text:style-name="T3">using</text:span></text:span><text:span text:style-name="T1"> como um "açúcar sintático" (Syntax Sugar) para o descarte de objeto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1:00:34.859000000</dc:date>
    <meta:editing-duration>PT1M18S</meta:editing-duration>
    <meta:editing-cycles>2</meta:editing-cycles>
    <meta:document-statistic meta:table-count="0" meta:image-count="0" meta:object-count="0" meta:page-count="8" meta:paragraph-count="192" meta:word-count="865" meta:character-count="6485" meta:non-whitespace-character-count="5401"/>
  </office:meta>
</office:document-meta>
</file>